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Pictures/10000001000002160000020DB84D132D.png" manifest:media-type="image/png"/>
  <manifest:file-entry manifest:full-path="Pictures/10000001000003E900000191B96D5F63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withoutfill">
      <style:graphic-properties svg:stroke-color="#000000" draw:fill="none" draw:textarea-vertical-align="middle" loext:decorative="false"/>
    </style:style>
    <style:style style:name="gr3" style:family="graphic" style:parent-style-name="standard">
      <style:graphic-properties svg:stroke-color="#000000" draw:marker-start="Arrow" draw:marker-start-width="0.3cm" draw:marker-end="Arrow" draw:marker-end-width="0.3cm" draw:textarea-vertical-align="middl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7" style:family="graphic" style:parent-style-name="objectwithoutfill">
      <style:graphic-properties draw:stroke="dash" draw:stroke-dash="Long_20_Dash" svg:stroke-color="#000000" draw:fill="none" draw:textarea-vertical-align="middle" loext:decorative="false"/>
    </style:style>
    <style:style style:name="gr8" style:family="graphic" style:parent-style-name="standard">
      <style:graphic-properties svg:stroke-color="#000000" draw:fill="none" loext:fill-use-slide-background="false" draw:opacity="0%" draw:textarea-horizontal-align="justify" draw:textarea-vertical-align="middle" draw:auto-grow-height="false" fo:min-height="0.476cm" fo:min-width="0.187cm" fo:wrap-option="wrap" draw:shadow-opacity="0%" style:writing-mode="lr-tb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opacity="0%"/>
      <style:paragraph-properties fo:text-align="center" style:writing-mode="lr-tb"/>
    </style:style>
    <style:style style:name="T1" style:family="text">
      <style:text-properties style:font-name="Liberation Sans1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487cm" svg:height="2.605cm" svg:x="1.201cm" svg:y="1.171cm">
          <draw:image xlink:href="Pictures/10000001000003E900000191B96D5F63.png" xlink:type="simple" xlink:show="embed" xlink:actuate="onLoad" draw:mime-type="image/png">
            <text:p/>
          </draw:image>
        </draw:frame>
        <draw:line draw:style-name="gr2" draw:text-style-name="P1" draw:layer="layout" svg:x1="5.786cm" svg:y1="2.38cm" svg:x2="8.45cm" svg:y2="2.386cm">
          <text:p/>
        </draw:line>
        <draw:line draw:style-name="gr2" draw:text-style-name="P1" draw:layer="layout" svg:x1="1.397cm" svg:y1="2.998cm" svg:x2="4.061cm" svg:y2="3.004cm">
          <text:p/>
        </draw:line>
        <draw:line draw:style-name="gr3" draw:text-style-name="P2" draw:layer="layout" svg:x1="1.465cm" svg:y1="3.042cm" svg:x2="1.44cm" svg:y2="4cm">
          <text:p/>
        </draw:line>
        <draw:line draw:style-name="gr3" draw:text-style-name="P2" draw:layer="layout" svg:x1="5.91cm" svg:y1="2.386cm" svg:x2="5.867cm" svg:y2="4cm">
          <text:p/>
        </draw:line>
        <draw:frame draw:style-name="gr4" draw:text-style-name="P3" draw:layer="layout" svg:width="0.488cm" svg:height="0.962cm" svg:x="1.354cm" svg:y="2.955cm">
          <draw:text-box>
            <text:p><text:span text:style-name="T1">η</text:span></text:p>
          </draw:text-box>
        </draw:frame>
        <draw:frame draw:style-name="gr5" draw:text-style-name="P3" draw:layer="layout" svg:width="1.6cm" svg:height="1.673cm" svg:x="5.781cm" svg:y="2.327cm">
          <draw:text-box>
            <text:p><text:span text:style-name="T1">2η</text:span></text:p>
          </draw:text-box>
        </draw:frame>
        <draw:frame draw:style-name="gr6" draw:text-style-name="P2" draw:layer="layout" svg:width="0.955cm" svg:height="0.53cm" svg:x="2.73cm" svg:y="1.52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6" draw:text-style-name="P2" draw:layer="layout" svg:width="0.955cm" svg:height="0.53cm" svg:x="8.045cm" svg:y="1.44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6" draw:text-style-name="P2" draw:layer="layout" svg:width="0.955cm" svg:height="0.53cm" svg:x="5.68cm" svg:y="1.48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7" draw:text-style-name="P1" draw:layer="layout" svg:x1="3.975cm" svg:y1="1.101cm" svg:x2="3.975cm" svg:y2="3.017cm">
          <text:p/>
        </draw:line>
        <draw:line draw:style-name="gr7" draw:text-style-name="P1" draw:layer="layout" svg:x1="7.962cm" svg:y1="1.082cm" svg:x2="7.962cm" svg:y2="2.998cm">
          <text:p/>
        </draw:line>
        <draw:custom-shape draw:style-name="gr8" draw:text-style-name="P4" draw:layer="layout" svg:width="0.741cm" svg:height="0.784cm" svg:x="4.532cm" svg:y="1.954cm">
          <text:p/>
          <draw:enhanced-geometry svg:viewBox="0 0 21600 21600" draw:text-areas="800 800 20800 20800" draw:type="round-rectangular-callout" draw:modifiers="-14933.692722372 28396.43312101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1" draw:layer="layout" svg:width="0.616cm" svg:height="0.606cm" svg:x="4.612cm" svg:y="2.032cm">
          <draw:image xlink:href="Pictures/10000001000002160000020DB84D132D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.5cm" fo:page-height="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2-14T16:07:34.299670561</dc:date>
    <meta:editing-duration>PT5M6S</meta:editing-duration>
    <meta:editing-cycles>4</meta:editing-cycles>
    <meta:generator>LibreOffice/24.2.7.2$Linux_X86_64 LibreOffice_project/420$Build-2</meta:generator>
    <meta:document-statistic meta:object-count="14"/>
  </office:meta>
</office:document-meta>
</file>

<file path=Object 1/content.xml><?xml version="1.0" encoding="utf-8"?>
<math xmlns="http://www.w3.org/1998/Math/MathML" display="block">
  <semantics>
    <mrow>
      <msub>
        <mi>g</mi>
        <mi>c</mi>
      </msub>
      <mo stretchy="false">=</mo>
      <mn>0</mn>
    </mrow>
    <annotation encoding="StarMath 5.0">g_c = 0</annotation>
  </semantics>
</math>
</file>

<file path=Object 2/content.xml><?xml version="1.0" encoding="utf-8"?>
<math xmlns="http://www.w3.org/1998/Math/MathML" display="block">
  <semantics>
    <mrow>
      <msub>
        <mi>g</mi>
        <mi>c</mi>
      </msub>
      <mo stretchy="false">=</mo>
      <mn>0</mn>
    </mrow>
    <annotation encoding="StarMath 5.0">g_c = 0</annotation>
  </semantics>
</math>
</file>

<file path=Object 3/content.xml><?xml version="1.0" encoding="utf-8"?>
<math xmlns="http://www.w3.org/1998/Math/MathML" display="block">
  <semantics>
    <mrow>
      <msub>
        <mi>g</mi>
        <mi>c</mi>
      </msub>
      <mo stretchy="false">=</mo>
      <mn>1</mn>
    </mrow>
    <annotation encoding="StarMath 5.0">g_c = 1</annotation>
  </semantics>
</math>
</file>